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6236" officeooo:paragraph-rsid="0000623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6236" officeooo:paragraph-rsid="0000623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13074" officeooo:paragraph-rsid="00013074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02445e" officeooo:paragraph-rsid="0002445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2445e" officeooo:paragraph-rsid="0002445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244d4" officeooo:paragraph-rsid="000244d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23379" officeooo:paragraph-rsid="0002445e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02445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337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337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 → Q</text:p>
      <text:p text:style-name="P1">P é <text:span text:style-name="T1">suficiente</text:span><text:span text:style-name="T3"> para Q</text:span></text:p>
      <text:p text:style-name="P1"><text:span text:style-name="T3">Q é </text:span><text:span text:style-name="T1">necessário</text:span><text:span text:style-name="T3"> para P</text:span></text:p>
      <text:p text:style-name="P2">suficiente<text:span text:style-name="T3"> → </text:span>necessário</text:p>
      <text:p text:style-name="P2"><text:span text:style-name="T3"/></text:p>
      <text:p text:style-name="P2"><text:span text:style-name="T3"/></text:p>
      <text:p text:style-name="P3"><text:span text:style-name="T3">P ↔ Q</text:span></text:p>
      <text:p text:style-name="P3"><text:span text:style-name="T3">P é </text:span>suficiente e necessário<text:span text:style-name="T3"> para Q</text:span></text:p>
      <text:p text:style-name="P3"><text:span text:style-name="T3">Q é </text:span>suficiente e necessário<text:span text:style-name="T3"> para P</text:span></text:p>
      <text:p text:style-name="P3">suficiente e necessário<text:span text:style-name="T3"> → </text:span>suficiente e necessário</text:p>
      <text:p text:style-name="P3"/>
      <text:p text:style-name="P7">Sentenças abertas <text:span text:style-name="T1">não</text:span> são proposições. Ex.:</text:p>
      <text:list xml:id="list590053442" text:style-name="L1">
        <text:list-item>
          <text:p text:style-name="P8"><text:span text:style-name="T4">se </text:span><text:span text:style-name="T2">2X</text:span><text:span text:style-name="T4"> é divisível por 5, então </text:span><text:span text:style-name="T2">X</text:span><text:span text:style-name="T4"> é divisível por 5;</text:span></text:p>
        </text:list-item>
        <text:list-item>
          <text:p text:style-name="P4">Ele<text:span text:style-name="T3"> foi eleito o melhor jogador do mundo em 2018.</text:span></text:p>
        </text:list-item>
      </text:list>
      <text:p text:style-name="P5"><text:span text:style-name="T3"/></text:p>
      <text:p text:style-name="P6"><text:span text:style-name="T3">~(P → Q) = ~Q → P = ~P v Q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2T17:18:03.150000000</dc:date>
    <meta:editing-duration>PT1H29M23S</meta:editing-duration>
    <meta:editing-cycles>5</meta:editing-cycles>
    <meta:document-statistic meta:table-count="0" meta:image-count="0" meta:object-count="0" meta:page-count="1" meta:paragraph-count="12" meta:word-count="81" meta:character-count="363" meta:non-whitespace-character-count="296"/>
  </office:meta>
</office:document-meta>
</file>